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.25609221277305" calcext:value-type="float">
            <text:p>2.25609</text:p>
          </table:table-cell>
          <table:table-cell office:value-type="float" office:value="2.47668719776555" calcext:value-type="float">
            <text:p>2.47669</text:p>
          </table:table-cell>
          <table:table-cell office:value-type="float" office:value="4.02575037518759" calcext:value-type="float">
            <text:p>4.02575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001250625313" calcext:value-type="float">
            <text:p>2.25001</text:p>
          </table:table-cell>
          <table:table-cell office:value-type="float" office:value="2.47157193179923" calcext:value-type="float">
            <text:p>2.47157</text:p>
          </table:table-cell>
          <table:table-cell office:value-type="float" office:value="4.06247748874437" calcext:value-type="float">
            <text:p>4.06248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866837842351" calcext:value-type="float">
            <text:p>2.25867</text:p>
          </table:table-cell>
          <table:table-cell office:value-type="float" office:value="2.42855032982632" calcext:value-type="float">
            <text:p>2.42855</text:p>
          </table:table-cell>
          <table:table-cell office:value-type="float" office:value="3.93731713426854" calcext:value-type="float">
            <text:p>3.93732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9335963593854" calcext:value-type="float">
            <text:p>2.29336</text:p>
          </table:table-cell>
          <table:table-cell office:value-type="float" office:value="2.42725085587842" calcext:value-type="float">
            <text:p>2.42725</text:p>
          </table:table-cell>
          <table:table-cell office:value-type="float" office:value="3.94148672344689" calcext:value-type="float">
            <text:p>3.94149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665832499166" calcext:value-type="float">
            <text:p>2.25666</text:p>
          </table:table-cell>
          <table:table-cell office:value-type="float" office:value="2.3571525692359" calcext:value-type="float">
            <text:p>2.35715</text:p>
          </table:table-cell>
          <table:table-cell office:value-type="float" office:value="3.35027027027027" calcext:value-type="float">
            <text:p>3.35027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25227404487821" calcext:value-type="float">
            <text:p>2.25227</text:p>
          </table:table-cell>
          <table:table-cell office:value-type="float" office:value="2.34687072489156" calcext:value-type="float">
            <text:p>2.34687</text:p>
          </table:table-cell>
          <table:table-cell office:value-type="float" office:value="3.3333470970971" calcext:value-type="float">
            <text:p>3.33335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9231667917292" calcext:value-type="float">
            <text:p>2.29232</text:p>
          </table:table-cell>
          <table:table-cell office:value-type="float" office:value="2.4183817950642" calcext:value-type="float">
            <text:p>2.41838</text:p>
          </table:table-cell>
          <table:table-cell office:value-type="float" office:value="4.69695222611306" calcext:value-type="float">
            <text:p>4.69695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873773095895" calcext:value-type="float">
            <text:p>2.28738</text:p>
          </table:table-cell>
          <table:table-cell office:value-type="float" office:value="2.40711468522699" calcext:value-type="float">
            <text:p>2.40711</text:p>
          </table:table-cell>
          <table:table-cell office:value-type="float" office:value="3.9193102583396" calcext:value-type="float">
            <text:p>3.91931</text:p>
          </table:table-cell>
          <table:table-cell office:value-type="float" office:value="9568800" calcext:value-type="float">
            <text:p>9568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864727029513" calcext:value-type="float">
            <text:p>2.27865</text:p>
          </table:table-cell>
          <table:table-cell office:value-type="float" office:value="2.38973246384082" calcext:value-type="float">
            <text:p>2.38973</text:p>
          </table:table-cell>
          <table:table-cell office:value-type="float" office:value="3.95562076749436" calcext:value-type="float">
            <text:p>3.95562</text:p>
          </table:table-cell>
          <table:table-cell office:value-type="float" office:value="9568800" calcext:value-type="float">
            <text:p>9568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393926129732" calcext:value-type="float">
            <text:p>2.27394</text:p>
          </table:table-cell>
          <table:table-cell office:value-type="float" office:value="2.40002991078873" calcext:value-type="float">
            <text:p>2.40003</text:p>
          </table:table-cell>
          <table:table-cell office:value-type="float" office:value="4.73686218109055" calcext:value-type="float">
            <text:p>4.73686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683765772541" calcext:value-type="float">
            <text:p>2.26684</text:p>
          </table:table-cell>
          <table:table-cell office:value-type="float" office:value="2.36774849586362" calcext:value-type="float">
            <text:p>2.36775</text:p>
          </table:table-cell>
          <table:table-cell office:value-type="float" office:value="4.28374780646779" calcext:value-type="float">
            <text:p>4.28375</text:p>
          </table:table-cell>
          <table:table-cell office:value-type="float" office:value="9573600" calcext:value-type="float">
            <text:p>9573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284877162196" calcext:value-type="float">
            <text:p>2.26285</text:p>
          </table:table-cell>
          <table:table-cell office:value-type="float" office:value="2.33524504888443" calcext:value-type="float">
            <text:p>2.33525</text:p>
          </table:table-cell>
          <table:table-cell office:value-type="float" office:value="4.06525570318376" calcext:value-type="float">
            <text:p>4.06526</text:p>
          </table:table-cell>
          <table:table-cell office:value-type="float" office:value="9573600" calcext:value-type="float">
            <text:p>9573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211336336336" calcext:value-type="float">
            <text:p>2.26211</text:p>
          </table:table-cell>
          <table:table-cell office:value-type="float" office:value="2.31786109025692" calcext:value-type="float">
            <text:p>2.31786</text:p>
          </table:table-cell>
          <table:table-cell office:value-type="float" office:value="4.14460335335335" calcext:value-type="float">
            <text:p>4.1446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522261845179" calcext:value-type="float">
            <text:p>2.25522</text:p>
          </table:table-cell>
          <table:table-cell office:value-type="float" office:value="2.32894446529863" calcext:value-type="float">
            <text:p>2.32894</text:p>
          </table:table-cell>
          <table:table-cell office:value-type="float" office:value="4.21266641641642" calcext:value-type="float">
            <text:p>4.21267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485418233475" calcext:value-type="float">
            <text:p>2.25485</text:p>
          </table:table-cell>
          <table:table-cell office:value-type="float" office:value="2.38212396590624" calcext:value-type="float">
            <text:p>2.38212</text:p>
          </table:table-cell>
          <table:table-cell office:value-type="float" office:value="4.23973426924041" calcext:value-type="float">
            <text:p>4.23973</text:p>
          </table:table-cell>
          <table:table-cell office:value-type="float" office:value="9573600" calcext:value-type="float">
            <text:p>9573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5483569399181" calcext:value-type="float">
            <text:p>2.25484</text:p>
          </table:table-cell>
          <table:table-cell office:value-type="float" office:value="2.33240181331996" calcext:value-type="float">
            <text:p>2.3324</text:p>
          </table:table-cell>
          <table:table-cell office:value-type="float" office:value="4.0772411631988" calcext:value-type="float">
            <text:p>4.07724</text:p>
          </table:table-cell>
          <table:table-cell office:value-type="float" office:value="9573600" calcext:value-type="float">
            <text:p>9573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121883858596" calcext:value-type="float">
            <text:p>2.25122</text:p>
          </table:table-cell>
          <table:table-cell office:value-type="float" office:value="2.37078330832083" calcext:value-type="float">
            <text:p>2.37078</text:p>
          </table:table-cell>
          <table:table-cell office:value-type="float" office:value="3.47384567283642" calcext:value-type="float">
            <text:p>3.47385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2475745240481" calcext:value-type="float">
            <text:p>2.24757</text:p>
          </table:table-cell>
          <table:table-cell office:value-type="float" office:value="2.32119927354709" calcext:value-type="float">
            <text:p>2.3212</text:p>
          </table:table-cell>
          <table:table-cell office:value-type="float" office:value="3.40950651302605" calcext:value-type="float">
            <text:p>3.40951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4583103707415" calcext:value-type="float">
            <text:p>2.24583</text:p>
          </table:table-cell>
          <table:table-cell office:value-type="float" office:value="2.31302751336005" calcext:value-type="float">
            <text:p>2.31303</text:p>
          </table:table-cell>
          <table:table-cell office:value-type="float" office:value="3.42360846693387" calcext:value-type="float">
            <text:p>3.42361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472496664999" calcext:value-type="float">
            <text:p>2.24472</text:p>
          </table:table-cell>
          <table:table-cell office:value-type="float" office:value="2.37715680757045" calcext:value-type="float">
            <text:p>2.37716</text:p>
          </table:table-cell>
          <table:table-cell office:value-type="float" office:value="3.56392821410705" calcext:value-type="float">
            <text:p>3.56393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2174749687109" calcext:value-type="float">
            <text:p>2.22175</text:p>
          </table:table-cell>
          <table:table-cell office:value-type="float" office:value="2.23849436795995" calcext:value-type="float">
            <text:p>2.23849</text:p>
          </table:table-cell>
          <table:table-cell office:value-type="float" office:value="3.28265456821026" calcext:value-type="float">
            <text:p>3.28265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3847642886942" calcext:value-type="float">
            <text:p>2.23848</text:p>
          </table:table-cell>
          <table:table-cell office:value-type="float" office:value="2.37570473508552" calcext:value-type="float">
            <text:p>2.3757</text:p>
          </table:table-cell>
          <table:table-cell office:value-type="float" office:value="3.95219649561952" calcext:value-type="float">
            <text:p>3.9522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754096822617" calcext:value-type="float">
            <text:p>2.23754</text:p>
          </table:table-cell>
          <table:table-cell office:value-type="float" office:value="2.19747477274623" calcext:value-type="float">
            <text:p>2.19747</text:p>
          </table:table-cell>
          <table:table-cell office:value-type="float" office:value="3.15244433324994" calcext:value-type="float">
            <text:p>3.15244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594474320494" calcext:value-type="float">
            <text:p>2.23594</text:p>
          </table:table-cell>
          <table:table-cell office:value-type="float" office:value="2.12077007253627" calcext:value-type="float">
            <text:p>2.12077</text:p>
          </table:table-cell>
          <table:table-cell office:value-type="float" office:value="2.93567908954477" calcext:value-type="float">
            <text:p>2.93568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287591712523" calcext:value-type="float">
            <text:p>2.23288</text:p>
          </table:table-cell>
          <table:table-cell office:value-type="float" office:value="2.27870987577122" calcext:value-type="float">
            <text:p>2.27871</text:p>
          </table:table-cell>
          <table:table-cell office:value-type="float" office:value="3.80143821910955" calcext:value-type="float">
            <text:p>3.80144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3090237797247" calcext:value-type="float">
            <text:p>2.2309</text:p>
          </table:table-cell>
          <table:table-cell office:value-type="float" office:value="2.36728587818106" calcext:value-type="float">
            <text:p>2.36729</text:p>
          </table:table-cell>
          <table:table-cell office:value-type="float" office:value="3.96586858573217" calcext:value-type="float">
            <text:p>3.96587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578466316492" calcext:value-type="float">
            <text:p>2.19578</text:p>
          </table:table-cell>
          <table:table-cell office:value-type="float" office:value="2.2302450183425" calcext:value-type="float">
            <text:p>2.23025</text:p>
          </table:table-cell>
          <table:table-cell office:value-type="float" office:value="2.80736368184092" calcext:value-type="float">
            <text:p>2.80736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6829161451815" calcext:value-type="float">
            <text:p>2.26829</text:p>
          </table:table-cell>
          <table:table-cell office:value-type="float" office:value="2.22907290362954" calcext:value-type="float">
            <text:p>2.22907</text:p>
          </table:table-cell>
          <table:table-cell office:value-type="float" office:value="3.34997496871089" calcext:value-type="float">
            <text:p>3.34997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882858095714" calcext:value-type="float">
            <text:p>2.22883</text:p>
          </table:table-cell>
          <table:table-cell office:value-type="float" office:value="2.1377641945973" calcext:value-type="float">
            <text:p>2.13776</text:p>
          </table:table-cell>
          <table:table-cell office:value-type="float" office:value="2.93251375687844" calcext:value-type="float">
            <text:p>2.93251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596173086543" calcext:value-type="float">
            <text:p>2.18596</text:p>
          </table:table-cell>
          <table:table-cell office:value-type="float" office:value="2.22775147990662" calcext:value-type="float">
            <text:p>2.22775</text:p>
          </table:table-cell>
          <table:table-cell office:value-type="float" office:value="2.81525262631316" calcext:value-type="float">
            <text:p>2.81525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620112640801" calcext:value-type="float">
            <text:p>2.26201</text:p>
          </table:table-cell>
          <table:table-cell office:value-type="float" office:value="2.22425041718815" calcext:value-type="float">
            <text:p>2.22425</text:p>
          </table:table-cell>
          <table:table-cell office:value-type="float" office:value="3.41270212765957" calcext:value-type="float">
            <text:p>3.4127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314251751752" calcext:value-type="float">
            <text:p>2.22314</text:p>
          </table:table-cell>
          <table:table-cell office:value-type="float" office:value="2.36210199783116" calcext:value-type="float">
            <text:p>2.3621</text:p>
          </table:table-cell>
          <table:table-cell office:value-type="float" office:value="3.72214714714715" calcext:value-type="float">
            <text:p>3.72215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281424522797" calcext:value-type="float">
            <text:p>2.22281</text:p>
          </table:table-cell>
          <table:table-cell office:value-type="float" office:value="2.3045080020005" calcext:value-type="float">
            <text:p>2.30451</text:p>
          </table:table-cell>
          <table:table-cell office:value-type="float" office:value="3.01107401850463" calcext:value-type="float">
            <text:p>3.01107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953035043805" calcext:value-type="float">
            <text:p>2.22953</text:p>
          </table:table-cell>
          <table:table-cell office:value-type="float" office:value="2.22130976220275" calcext:value-type="float">
            <text:p>2.22131</text:p>
          </table:table-cell>
          <table:table-cell office:value-type="float" office:value="3.34187859824781" calcext:value-type="float">
            <text:p>3.34188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2112736517463" calcext:value-type="float">
            <text:p>2.22113</text:p>
          </table:table-cell>
          <table:table-cell office:value-type="float" office:value="2.4551277402684" calcext:value-type="float">
            <text:p>2.45513</text:p>
          </table:table-cell>
          <table:table-cell office:value-type="float" office:value="3.90935483870968" calcext:value-type="float">
            <text:p>3.90935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900652246395" calcext:value-type="float">
            <text:p>2.22901</text:p>
          </table:table-cell>
          <table:table-cell office:value-type="float" office:value="2.22009804534467" calcext:value-type="float">
            <text:p>2.2201</text:p>
          </table:table-cell>
          <table:table-cell office:value-type="float" office:value="2.72249312328082" calcext:value-type="float">
            <text:p>2.7224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828235982285" calcext:value-type="float">
            <text:p>2.21828</text:p>
          </table:table-cell>
          <table:table-cell office:value-type="float" office:value="2.41909689145149" calcext:value-type="float">
            <text:p>2.4191</text:p>
          </table:table-cell>
          <table:table-cell office:value-type="float" office:value="3.50412760090248" calcext:value-type="float">
            <text:p>3.50413</text:p>
          </table:table-cell>
          <table:table-cell office:value-type="float" office:value="9573600" calcext:value-type="float">
            <text:p>9573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770786446612" calcext:value-type="float">
            <text:p>2.21771</text:p>
          </table:table-cell>
          <table:table-cell office:value-type="float" office:value="2.30178992664833" calcext:value-type="float">
            <text:p>2.30179</text:p>
          </table:table-cell>
          <table:table-cell office:value-type="float" office:value="3.05934858714679" calcext:value-type="float">
            <text:p>3.05935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1661672088755" calcext:value-type="float">
            <text:p>2.21662</text:p>
          </table:table-cell>
          <table:table-cell office:value-type="float" office:value="2.37692682265599" calcext:value-type="float">
            <text:p>2.37693</text:p>
          </table:table-cell>
          <table:table-cell office:value-type="float" office:value="3.74636511511512" calcext:value-type="float">
            <text:p>3.74637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482671095513" calcext:value-type="float">
            <text:p>2.21483</text:p>
          </table:table-cell>
          <table:table-cell office:value-type="float" office:value="2.40616298988886" calcext:value-type="float">
            <text:p>2.40616</text:p>
          </table:table-cell>
          <table:table-cell office:value-type="float" office:value="3.56284657808975" calcext:value-type="float">
            <text:p>3.56285</text:p>
          </table:table-cell>
          <table:table-cell office:value-type="float" office:value="9573600" calcext:value-type="float">
            <text:p>9573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346399099775" calcext:value-type="float">
            <text:p>2.21346</text:p>
          </table:table-cell>
          <table:table-cell office:value-type="float" office:value="2.44582030924398" calcext:value-type="float">
            <text:p>2.44582</text:p>
          </table:table-cell>
          <table:table-cell office:value-type="float" office:value="3.89609777444361" calcext:value-type="float">
            <text:p>3.896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1097111055528" calcext:value-type="float">
            <text:p>2.21097</text:p>
          </table:table-cell>
          <table:table-cell office:value-type="float" office:value="2.28992246123062" calcext:value-type="float">
            <text:p>2.28992</text:p>
          </table:table-cell>
          <table:table-cell office:value-type="float" office:value="3.83746748374187" calcext:value-type="float">
            <text:p>3.83747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043553970637" calcext:value-type="float">
            <text:p>2.21044</text:p>
          </table:table-cell>
          <table:table-cell office:value-type="float" office:value="2.27408314564565" calcext:value-type="float">
            <text:p>2.27408</text:p>
          </table:table-cell>
          <table:table-cell office:value-type="float" office:value="3.73196571571572" calcext:value-type="float">
            <text:p>3.73197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01534593557" calcext:value-type="float">
            <text:p>2.21015</text:p>
          </table:table-cell>
          <table:table-cell office:value-type="float" office:value="2.16569072358538" calcext:value-type="float">
            <text:p>2.16569</text:p>
          </table:table-cell>
          <table:table-cell office:value-type="float" office:value="2.69566725087631" calcext:value-type="float">
            <text:p>2.69567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010953930896" calcext:value-type="float">
            <text:p>2.21011</text:p>
          </table:table-cell>
          <table:table-cell office:value-type="float" office:value="2.16382782507094" calcext:value-type="float">
            <text:p>2.16383</text:p>
          </table:table-cell>
          <table:table-cell office:value-type="float" office:value="2.66856409614422" calcext:value-type="float">
            <text:p>2.66856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931886414811" calcext:value-type="float">
            <text:p>2.20932</text:p>
          </table:table-cell>
          <table:table-cell office:value-type="float" office:value="2.18326828454674" calcext:value-type="float">
            <text:p>2.18327</text:p>
          </table:table-cell>
          <table:table-cell office:value-type="float" office:value="3.18808606454841" calcext:value-type="float">
            <text:p>3.18809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514848181515" calcext:value-type="float">
            <text:p>2.20515</text:p>
          </table:table-cell>
          <table:table-cell office:value-type="float" office:value="2.27396302552553" calcext:value-type="float">
            <text:p>2.27396</text:p>
          </table:table-cell>
          <table:table-cell office:value-type="float" office:value="3.70770395395395" calcext:value-type="float">
            <text:p>3.7077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404788697174" calcext:value-type="float">
            <text:p>2.22405</text:p>
          </table:table-cell>
          <table:table-cell office:value-type="float" office:value="2.20478265399683" calcext:value-type="float">
            <text:p>2.20478</text:p>
          </table:table-cell>
          <table:table-cell office:value-type="float" office:value="2.73447236809202" calcext:value-type="float">
            <text:p>2.73447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781550757386" calcext:value-type="float">
            <text:p>2.19782</text:p>
          </table:table-cell>
          <table:table-cell office:value-type="float" office:value="2.36960498786509" calcext:value-type="float">
            <text:p>2.3696</text:p>
          </table:table-cell>
          <table:table-cell office:value-type="float" office:value="3.32630052724077" calcext:value-type="float">
            <text:p>3.3263</text:p>
          </table:table-cell>
          <table:table-cell office:value-type="float" office:value="9559200" calcext:value-type="float">
            <text:p>9559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579445972986" calcext:value-type="float">
            <text:p>2.19579</text:p>
          </table:table-cell>
          <table:table-cell office:value-type="float" office:value="2.23085845005836" calcext:value-type="float">
            <text:p>2.23086</text:p>
          </table:table-cell>
          <table:table-cell office:value-type="float" office:value="3.33120435217609" calcext:value-type="float">
            <text:p>3.3312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333825006277" calcext:value-type="float">
            <text:p>2.19334</text:p>
          </table:table-cell>
          <table:table-cell office:value-type="float" office:value="2.38652962591012" calcext:value-type="float">
            <text:p>2.38653</text:p>
          </table:table-cell>
          <table:table-cell office:value-type="float" office:value="3.29024227968868" calcext:value-type="float">
            <text:p>3.29024</text:p>
          </table:table-cell>
          <table:table-cell office:value-type="float" office:value="9559200" calcext:value-type="float">
            <text:p>9559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915172169418" calcext:value-type="float">
            <text:p>2.19152</text:p>
          </table:table-cell>
          <table:table-cell office:value-type="float" office:value="2.2380810196765" calcext:value-type="float">
            <text:p>2.23808</text:p>
          </table:table-cell>
          <table:table-cell office:value-type="float" office:value="3.35275012506253" calcext:value-type="float">
            <text:p>3.35275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8080217191929" calcext:value-type="float">
            <text:p>2.1808</text:p>
          </table:table-cell>
          <table:table-cell office:value-type="float" office:value="2.25022156911789" calcext:value-type="float">
            <text:p>2.25022</text:p>
          </table:table-cell>
          <table:table-cell office:value-type="float" office:value="2.87578164082041" calcext:value-type="float">
            <text:p>2.87578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937432036805" calcext:value-type="float">
            <text:p>2.16937</text:p>
          </table:table-cell>
          <table:table-cell office:value-type="float" office:value="2.25873525721455" calcext:value-type="float">
            <text:p>2.25874</text:p>
          </table:table-cell>
          <table:table-cell office:value-type="float" office:value="3.01814805520703" calcext:value-type="float">
            <text:p>3.01815</text:p>
          </table:table-cell>
          <table:table-cell office:value-type="float" office:value="9564000" calcext:value-type="float">
            <text:p>9564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348486743372" calcext:value-type="float">
            <text:p>2.16348</text:p>
          </table:table-cell>
          <table:table-cell office:value-type="float" office:value="2.2533722069368" calcext:value-type="float">
            <text:p>2.25337</text:p>
          </table:table-cell>
          <table:table-cell office:value-type="float" office:value="2.91219609804902" calcext:value-type="float">
            <text:p>2.9122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5197657883731" calcext:value-type="float">
            <text:p>2.15198</text:p>
          </table:table-cell>
          <table:table-cell office:value-type="float" office:value="2.24516112505228" calcext:value-type="float">
            <text:p>2.24516</text:p>
          </table:table-cell>
          <table:table-cell office:value-type="float" office:value="3.0016148055207" calcext:value-type="float">
            <text:p>3.00161</text:p>
          </table:table-cell>
          <table:table-cell office:value-type="float" office:value="9564000" calcext:value-type="float">
            <text:p>9564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4580654910789" calcext:value-type="float">
            <text:p>2.14581</text:p>
          </table:table-cell>
          <table:table-cell office:value-type="float" office:value="2.24847423711856" calcext:value-type="float">
            <text:p>2.24847</text:p>
          </table:table-cell>
          <table:table-cell office:value-type="float" office:value="2.57466983491746" calcext:value-type="float">
            <text:p>2.57467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177536685009" calcext:value-type="float">
            <text:p>2.13178</text:p>
          </table:table-cell>
          <table:table-cell office:value-type="float" office:value="2.24023355427714" calcext:value-type="float">
            <text:p>2.24023</text:p>
          </table:table-cell>
          <table:table-cell office:value-type="float" office:value="2.64176588294147" calcext:value-type="float">
            <text:p>2.64177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0819106710119" calcext:value-type="float">
            <text:p>2.10819</text:p>
          </table:table-cell>
          <table:table-cell office:value-type="float" office:value="2.0858100401103" calcext:value-type="float">
            <text:p>2.08581</text:p>
          </table:table-cell>
          <table:table-cell office:value-type="float" office:value="2.36324141388819" calcext:value-type="float">
            <text:p>2.36324</text:p>
          </table:table-cell>
          <table:table-cell office:value-type="float" office:value="9573600" calcext:value-type="float">
            <text:p>9573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09947125428261" calcext:value-type="float">
            <text:p>2.09947</text:p>
          </table:table-cell>
          <table:table-cell office:value-type="float" office:value="2.08141869307262" calcext:value-type="float">
            <text:p>2.08142</text:p>
          </table:table-cell>
          <table:table-cell office:value-type="float" office:value="2.32895462521935" calcext:value-type="float">
            <text:p>2.32895</text:p>
          </table:table-cell>
          <table:table-cell office:value-type="float" office:value="9573600" calcext:value-type="float">
            <text:p>9573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1:.A5])" office:value-type="float" office:value="4" calcext:value-type="float">
            <text:p>4</text:p>
          </table:table-cell>
          <table:table-cell table:formula="of:=SUM([.B1:.B5])" office:value-type="float" office:value="1" calcext:value-type="float">
            <text:p>1</text:p>
          </table:table-cell>
          <table:table-cell table:formula="of:=SUM([.C1:.C5])" office:value-type="float" office:value="1" calcext:value-type="float">
            <text:p>1</text:p>
          </table:table-cell>
          <table:table-cell table:formula="of:=SUM([.D1:.D5])" office:value-type="float" office:value="3" calcext:value-type="float">
            <text:p>3</text:p>
          </table:table-cell>
          <table:table-cell table:formula="of:=SUM([.E1:.E5])" office:value-type="float" office:value="1" calcext:value-type="float">
            <text:p>1</text:p>
          </table:table-cell>
          <table:table-cell table:formula="of:=SUM([.F1:.F5])" office:value-type="float" office:value="1" calcext:value-type="float">
            <text:p>1</text:p>
          </table:table-cell>
          <table:table-cell table:formula="of:=SUM([.G1:.G5])" office:value-type="float" office:value="3" calcext:value-type="float">
            <text:p>3</text:p>
          </table:table-cell>
          <table:table-cell table:formula="of:=SUM([.H1:.H5])" office:value-type="float" office:value="2" calcext:value-type="float">
            <text:p>2</text:p>
          </table:table-cell>
          <table:table-cell table:formula="of:=SUM([.I1:.I5])" office:value-type="float" office:value="3" calcext:value-type="float">
            <text:p>3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2" calcext:value-type="float">
            <text:p>2</text:p>
          </table:table-cell>
          <table:table-cell table:formula="of:=SUM([.L1:.L5])" office:value-type="float" office:value="2" calcext:value-type="float">
            <text:p>2</text:p>
          </table:table-cell>
          <table:table-cell table:formula="of:=SUM([.M1:.M5])" office:value-type="float" office:value="0" calcext:value-type="float">
            <text:p>0</text:p>
          </table:table-cell>
          <table:table-cell table:formula="of:=SUM([.N1:.N5])" office:value-type="float" office:value="3" calcext:value-type="float">
            <text:p>3</text:p>
          </table:table-cell>
          <table:table-cell table:formula="of:=SUM([.O1:.O5])" office:value-type="float" office:value="3" calcext:value-type="float">
            <text:p>3</text:p>
          </table:table-cell>
          <table:table-cell table:formula="of:=SUM([.P1:.P5])" office:value-type="float" office:value="1" calcext:value-type="float">
            <text:p>1</text:p>
          </table:table-cell>
          <table:table-cell table:formula="of:=SUM([.Q1:.Q5])" office:value-type="float" office:value="4" calcext:value-type="float">
            <text:p>4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4" calcext:value-type="float">
            <text:p>4</text:p>
          </table:table-cell>
          <table:table-cell table:formula="of:=SUM([.T1:.T5])" office:value-type="float" office:value="2" calcext:value-type="float">
            <text:p>2</text:p>
          </table:table-cell>
          <table:table-cell table:formula="of:=SUM([.U1:.U5])" office:value-type="float" office:value="4" calcext:value-type="float">
            <text:p>4</text:p>
          </table:table-cell>
          <table:table-cell table:formula="of:=SUM([.V1:.V5])" office:value-type="float" office:value="0" calcext:value-type="float">
            <text:p>0</text:p>
          </table:table-cell>
          <table:table-cell table:formula="of:=SUM([.W1:.W5])" office:value-type="float" office:value="4" calcext:value-type="float">
            <text:p>4</text:p>
          </table:table-cell>
          <table:table-cell table:formula="of:=SUM([.X1:.X5])" office:value-type="float" office:value="2" calcext:value-type="float">
            <text:p>2</text:p>
          </table:table-cell>
          <table:table-cell table:formula="of:=SUM([.Y1:.Y5])" office:value-type="float" office:value="4" calcext:value-type="float">
            <text:p>4</text:p>
          </table:table-cell>
          <table:table-cell table:formula="of:=SUM([.Z1:.Z5])" office:value-type="float" office:value="3" calcext:value-type="float">
            <text:p>3</text:p>
          </table:table-cell>
          <table:table-cell table:formula="of:=SUM([.AA1:.AA5])" office:value-type="float" office:value="1" calcext:value-type="float">
            <text:p>1</text:p>
          </table:table-cell>
          <table:table-cell table:formula="of:=SUM([.AB1:.AB5])" office:value-type="float" office:value="1" calcext:value-type="float">
            <text:p>1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1" calcext:value-type="float">
            <text:p>1</text:p>
          </table:table-cell>
          <table:table-cell table:formula="of:=SUM([.AE1:.AE5])" office:value-type="float" office:value="1" calcext:value-type="float">
            <text:p>1</text:p>
          </table:table-cell>
          <table:table-cell table:formula="of:=SUM([.AF1:.AF5])" office:value-type="float" office:value="3" calcext:value-type="float">
            <text:p>3</text:p>
          </table:table-cell>
          <table:table-cell table:formula="of:=SUM([.AG1:.AG5])" office:value-type="float" office:value="2" calcext:value-type="float">
            <text:p>2</text:p>
          </table:table-cell>
          <table:table-cell table:formula="of:=SUM([.AH1:.AH5])" office:value-type="float" office:value="4" calcext:value-type="float">
            <text:p>4</text:p>
          </table:table-cell>
          <table:table-cell table:formula="of:=SUM([.AI1:.AI5])" office:value-type="float" office:value="2" calcext:value-type="float">
            <text:p>2</text:p>
          </table:table-cell>
          <table:table-cell table:formula="of:=SUM([.AJ1:.AJ5])" office:value-type="float" office:value="3" calcext:value-type="float">
            <text:p>3</text:p>
          </table:table-cell>
          <table:table-cell table:formula="of:=SUM([.AK1:.AK5])" office:value-type="float" office:value="3" calcext:value-type="float">
            <text:p>3</text:p>
          </table:table-cell>
          <table:table-cell table:formula="of:=SUM([.AL1:.AL5])" office:value-type="float" office:value="3" calcext:value-type="float">
            <text:p>3</text:p>
          </table:table-cell>
          <table:table-cell table:formula="of:=SUM([.AM1:.AM5])" office:value-type="float" office:value="2" calcext:value-type="float">
            <text:p>2</text:p>
          </table:table-cell>
          <table:table-cell table:formula="of:=SUM([.AN1:.AN5])" office:value-type="float" office:value="2" calcext:value-type="float">
            <text:p>2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2" calcext:value-type="float">
            <text:p>2</text:p>
          </table:table-cell>
          <table:table-cell table:formula="of:=SUM([.AQ1:.AQ5])" office:value-type="float" office:value="4" calcext:value-type="float">
            <text:p>4</text:p>
          </table:table-cell>
          <table:table-cell table:formula="of:=SUM([.AR1:.AR5])" office:value-type="float" office:value="2" calcext:value-type="float">
            <text:p>2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2" calcext:value-type="float">
            <text:p>2</text:p>
          </table:table-cell>
          <table:table-cell table:formula="of:=SUM([.AU1:.AU5])" office:value-type="float" office:value="3" calcext:value-type="float">
            <text:p>3</text:p>
          </table:table-cell>
          <table:table-cell table:formula="of:=SUM([.AV1:.AV5])" office:value-type="float" office:value="2" calcext:value-type="float">
            <text:p>2</text:p>
          </table:table-cell>
          <table:table-cell table:formula="of:=SUM([.AW1:.AW5])" office:value-type="float" office:value="4" calcext:value-type="float">
            <text:p>4</text:p>
          </table:table-cell>
          <table:table-cell table:formula="of:=SUM([.AX1:.AX5])" office:value-type="float" office:value="2" calcext:value-type="float">
            <text:p>2</text:p>
          </table:table-cell>
          <table:table-cell table:formula="of:=SUM([.AY1:.AY5])" office:value-type="float" office:value="3" calcext:value-type="float">
            <text:p>3</text:p>
          </table:table-cell>
          <table:table-cell table:formula="of:=SUM([.AZ1:.AZ5])" office:value-type="float" office:value="4" calcext:value-type="float">
            <text:p>4</text:p>
          </table:table-cell>
          <table:table-cell table:formula="of:=SUM([.BA1:.BA5])" office:value-type="float" office:value="3" calcext:value-type="float">
            <text:p>3</text:p>
          </table:table-cell>
          <table:table-cell table:formula="of:=SUM([.BB1:.BB5])" office:value-type="float" office:value="4" calcext:value-type="float">
            <text:p>4</text:p>
          </table:table-cell>
          <table:table-cell table:formula="of:=SUM([.BC1:.BC5])" office:value-type="float" office:value="3" calcext:value-type="float">
            <text:p>3</text:p>
          </table:table-cell>
          <table:table-cell table:formula="of:=SUM([.BD1:.BD5])" office:value-type="float" office:value="3" calcext:value-type="float">
            <text:p>3</text:p>
          </table:table-cell>
          <table:table-cell table:formula="of:=SUM([.BE1:.BE5])" office:value-type="float" office:value="5" calcext:value-type="float">
            <text:p>5</text:p>
          </table:table-cell>
          <table:table-cell table:formula="of:=SUM([.BF1:.BF5])" office:value-type="float" office:value="4" calcext:value-type="float">
            <text:p>4</text:p>
          </table:table-cell>
          <table:table-cell table:formula="of:=SUM([.BG1:.BG5])" office:value-type="float" office:value="2" calcext:value-type="float">
            <text:p>2</text:p>
          </table:table-cell>
          <table:table-cell table:formula="of:=SUM([.BH1:.BH5])" office:value-type="float" office:value="3" calcext:value-type="float">
            <text:p>3</text:p>
          </table:table-cell>
          <table:table-cell table:formula="of:=SUM([.BI1:.BI5])" office:value-type="float" office:value="2" calcext:value-type="float">
            <text:p>2</text:p>
          </table:table-cell>
          <table:table-cell table:formula="of:=SUM([.BJ1:.BJ5])" office:value-type="float" office:value="3" calcext:value-type="float">
            <text:p>3</text:p>
          </table:table-cell>
          <table:table-cell table:formula="of:=SUM([.BK1:.BK5])" office:value-type="float" office:value="2" calcext:value-type="float">
            <text:p>2</text:p>
          </table:table-cell>
          <table:table-cell table:formula="of:=SUM([.BL1:.BL5])" office:value-type="float" office:value="3" calcext:value-type="float">
            <text:p>3</text:p>
          </table:table-cell>
          <table:table-cell table:formula="of:=SUM([.BM1:.BM5])" office:value-type="float" office:value="0" calcext:value-type="float">
            <text:p>0</text:p>
          </table:table-cell>
          <table:table-cell table:formula="of:=SUM([.BN1:.BN5])" office:value-type="float" office:value="3" calcext:value-type="float">
            <text:p>3</text:p>
          </table:table-cell>
          <table:table-cell table:formula="of:=SUM([.BO1:.BO5])" office:value-type="float" office:value="3" calcext:value-type="float">
            <text:p>3</text:p>
          </table:table-cell>
          <table:table-cell table:formula="of:=SUM([.BP1:.BP5])" office:value-type="float" office:value="2" calcext:value-type="float">
            <text:p>2</text:p>
          </table:table-cell>
          <table:table-cell table:formula="of:=SUM([.BQ1:.BQ5])" office:value-type="float" office:value="1" calcext:value-type="float">
            <text:p>1</text:p>
          </table:table-cell>
          <table:table-cell table:formula="of:=SUM([.BR1:.BR5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2T13:08:28.151878871</dc:date>
    <meta:document-statistic meta:table-count="1" meta:cell-count="4637" meta:object-count="0"/>
    <meta:generator>LibreOffice/4.2.8.2$Linux_X86_64 LibreOffice_project/420m0$Build-2</meta:generator>
  </office:meta>
</office:document-meta>
</file>